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9dd" officeooo:paragraph-rsid="000b0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1:00:34.091975472</meta:creation-date>
    <dc:date>2016-05-17T21:01:01.026953029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2.2$Linux_X86_64 LibreOffice_project/10m0$Build-2</meta:generator>
  </office:meta>
</office:document-meta>
</file>